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43.96mm"/>
    </style:style>
    <style:style style:name="co12" style:family="table-column">
      <style:table-column-properties fo:break-before="auto" style:column-width="26.53mm"/>
    </style:style>
    <style:style style:name="co13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25.15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5.05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34.82mm"/>
    </style:style>
    <style:style style:name="co9" style:family="table-column">
      <style:table-column-properties fo:break-before="auto" style:column-width="29.85mm"/>
    </style:style>
    <style:style style:name="co10" style:family="table-column">
      <style:table-column-properties fo:break-before="auto" style:column-width="21.27mm"/>
    </style:style>
    <style:style style:name="co14" style:family="table-column">
      <style:table-column-properties fo:break-before="auto" style:column-width="4.69mm"/>
    </style:style>
    <style:style style:name="co15" style:family="table-column">
      <style:table-column-properties fo:break-before="auto" style:column-width="5.52mm"/>
    </style:style>
    <style:style style:name="co16" style:family="table-column">
      <style:table-column-properties fo:break-before="auto" style:column-width="348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number-columns-repeated="2" table:default-cell-style-name="ce5"/>
        <table:table-column table:style-name="co15" table:default-cell-style-name="Default"/>
        <table:table-column table:style-name="co16" table:default-cell-style-name="Default"/>
        <table:table-column table:style-name="co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fw startIDE function cha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Group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Parameters</text:p>
          </table:table-cell>
          <table:table-cell table:style-name="ce2" table:number-columns-repeated="7"/>
          <table:table-cell table:style-name="ce4" office:value-type="string" calcext:value-type="string">
            <text:p>Impl. RIF</text:p>
          </table:table-cell>
          <table:table-cell table:style-name="ce4" office:value-type="string" calcext:value-type="string">
            <text:p>Impl. TXT</text:p>
          </table:table-cell>
          <table:table-cell table:style-name="ce2"/>
          <table:table-cell table:style-name="ce2" office:value-type="string" calcext:value-type="string">
            <text:p>Description</text:p>
          </table:table-cell>
          <table:table-cell table:style-name="ce2" table:number-columns-repeated="1009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ets output &lt;channel&gt; of &lt;interface&gt; to &lt;value&gt;. For RIF, 0&lt;=value&lt;=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ets motor output &lt;cannel&gt; of &lt;interface&gt; to &lt;direction&gt; and &lt;speed&gt;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MotorP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Motor with pulse wheel and end switch. Rotation „left“ means towards end switch, „right“ away from end switch.</text:p>
            <text:p>Motor will be operated for the number of pulses given or until end switch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E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perates encoder Motor (Number of M-Output and C-Input must be ident.) 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ES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 M1&gt;</text:p>
          </table:table-cell>
          <table:table-cell office:value-type="string" calcext:value-type="string">
            <text:p>&lt;channel M2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Have two encoder motors run synchroneously (for &lt;pulses&gt; steps or forever)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In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office:value-type="string" calcext:value-type="string">
            <text:p>&lt;timeout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Wait for raising or falling signal on &lt;dig. Input&gt; for &lt;timeout&gt; msec. &lt;timeout&gt;=0 means „forever“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f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label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f &lt;dig. Input&gt; is &lt;true&gt; or &lt;false&gt;, jump to &lt;label&gt;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Just a comment line. Special comments can be used for debugging, see below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a jump target named &lt;label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ontinues program execution at Tag &lt;label&gt;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counter loop. A jump to Tag &lt;label&gt; will be carried out for &lt;times&gt; times. After that, execution continues with</text:p>
            <text:p>The code line after LoopTo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&lt;time&gt; delay in msec during the program execution. 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program executio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alls a module &lt;name&gt;. Code of the module will be executed until a MEnd or Return command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turn</text:p>
          </table:table-cell>
          <table:table-cell table:number-columns-repeated="11"/>
          <table:table-cell office:value-type="string" calcext:value-type="string">
            <text:p>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dule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the start of a program module named &lt;name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nd 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module and 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utputs the text message to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lear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lears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9"/>
          <table:table-cell office:value-type="string" calcext:value-type="string">
            <text:p>Not implemented ye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quest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1&gt;</text:p>
          </table:table-cell>
          <table:table-cell office:value-type="string" calcext:value-type="string">
            <text:p>&lt;button 2&gt; </text:p>
          </table:table-cell>
          <table:table-cell office:value-type="string" calcext:value-type="string">
            <text:p>&lt;jump target 1&gt;</text:p>
          </table:table-cell>
          <table:table-cell office:value-type="string" calcext:value-type="string">
            <text:p>&lt;jump target 2&gt;</text:p>
          </table:table-cell>
          <table:table-cell table:number-columns-repeated="6"/>
          <table:table-cell office:value-type="string" calcext:value-type="string">
            <text:p>Not implemented yet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bugging</text:p>
          </table:table-cell>
          <table:table-cell office:value-type="string" calcext:value-type="string">
            <text:p># TRACEON</text:p>
          </table:table-cell>
          <table:table-cell office:value-type="string" calcext:value-type="string">
            <text:p>Code lines will be printed on the log screen during execution of the co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TRACEOFF</text:p>
          </table:table-cell>
          <table:table-cell office:value-type="string" calcext:value-type="string">
            <text:p>Ends code line print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STEPON</text:p>
          </table:table-cell>
          <table:table-cell office:value-type="string" calcext:value-type="string">
            <text:p>Code will be executed step by step. After each code line, the user has to tap on the output screen to continue execution of the next line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STEPOFF</text:p>
          </table:table-cell>
          <table:table-cell office:value-type="string" calcext:value-type="string">
            <text:p>Ends step-by-step execution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.00.0000</text:date>, <text:time style:data-style-name="N2" text:time-value="21:32:43.9533361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1DT8M32S</meta:editing-duration>
    <meta:editing-cycles>32</meta:editing-cycles>
    <meta:generator>LibreOffice/5.2.3.3$Linux_X86_64 LibreOffice_project/20m0$Build-3</meta:generator>
    <dc:date>2017-06-06T22:12:56.799526527</dc:date>
    <dc:creator>Peter Habermehl</dc:creator>
    <meta:document-statistic meta:table-count="2" meta:cell-count="245" meta:object-count="0"/>
  </office:meta>
</office:document-meta>
</file>